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6f9d4"/>
    </style:style>
    <style:style style:name="ce14" style:family="table-cell" style:parent-style-name="Default">
      <style:table-cell-properties fo:background-color="#fff5ce"/>
    </style:style>
    <style:style style:name="ce15" style:family="table-cell" style:parent-style-name="Default">
      <style:table-cell-properties fo:background-color="#dee6ef" style:text-align-source="fix" style:repeat-content="false"/>
      <style:paragraph-properties fo:text-align="end" fo:margin-left="0cm"/>
    </style:style>
    <style:style style:name="ce4" style:family="table-cell" style:parent-style-name="Default" style:data-style-name="N2">
      <style:table-cell-properties fo:background-color="#dee6e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ee6ef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r_zach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date" office:date-value="2024-03-28" calcext:value-type="date">
            <text:p>2024-03-28</text:p>
          </table:table-cell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Parameter descriptio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tereo base</text:p>
          </table:table-cell>
          <table:table-cell office:value-type="string" calcext:value-type="string">
            <text:p>B</text:p>
          </table:table-cell>
          <table:table-cell table:style-name="ce3" office:value-type="float" office:value="62.5" calcext:value-type="float">
            <text:p>62.5</text:p>
          </table:table-cell>
          <table:table-cell office:value-type="string" calcext:value-type="string">
            <text:p>mm</text:p>
          </table:table-cell>
          <table:table-cell table:style-name="ce3" office:value-type="string" calcext:value-type="string" table:number-columns-spanned="2" table:number-rows-spanned="1">
            <text:p>Required inputs are in green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Deviation desired</text:p>
          </table:table-cell>
          <table:table-cell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cal length of camera lenses</text:p>
          </table:table-cell>
          <table:table-cell office:value-type="string" calcext:value-type="string">
            <text:p>FC</text:p>
          </table:table-cell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aximum acceptable diameter of circle of confusion</text:p>
          </table:table-cell>
          <table:table-cell office:value-type="string" calcext:value-type="string">
            <text:p>CoC</text:p>
          </table:table-cell>
          <table:table-cell table:style-name="ce14" office:value-type="float" office:value="0.05" calcext:value-type="float">
            <text:p>0.05</text:p>
          </table:table-cell>
          <table:table-cell office:value-type="string" calcext:value-type="string">
            <text:p>mm</text:p>
          </table:table-cell>
          <table:table-cell table:style-name="ce14" office:value-type="string" calcext:value-type="string" table:number-columns-spanned="2" table:number-rows-spanned="1">
            <text:p>Optional inputs are in orange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perture required</text:p>
          </table:table-cell>
          <table:table-cell office:value-type="string" calcext:value-type="string">
            <text:p>N</text:p>
          </table:table-cell>
          <table:table-cell table:style-name="ce15" table:formula="of:=COM.MICROSOFT.CONCAT(&quot;f/&quot;; ROUND([.F24]; 1))" office:value-type="string" office:string-value="f/36" calcext:value-type="string">
            <text:p>f/36</text:p>
          </table:table-cell>
          <table:table-cell/>
          <table:table-cell table:style-name="ce20" office:value-type="string" calcext:value-type="string" table:number-columns-spanned="2" table:number-rows-spanned="1">
            <text:p>Outputs are in blue</text:p>
          </table:table-cell>
          <table:covered-table-cell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ption #1: Provide the far distance and calculate the near object dis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r object distance</text:p>
          </table:table-cell>
          <table:table-cell office:value-type="string" calcext:value-type="string">
            <text:p>Sof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fe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ar object distance to achieve the desired deviation</text:p>
          </table:table-cell>
          <table:table-cell office:value-type="string" calcext:value-type="string">
            <text:p>Son</text:p>
          </table:table-cell>
          <table:table-cell table:style-name="ce4" table:formula="of:=[.C19]/(25.4*12)" office:value-type="float" office:value="4.19892402571841" calcext:value-type="float">
            <text:p>4.20</text:p>
          </table:table-cell>
          <table:table-cell office:value-type="string" calcext:value-type="string">
            <text:p>fee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 table:visibility="collapse">
          <table:table-cell office:value-type="string" calcext:value-type="string">
            <text:p>Intermediate quantities used for calculation: feel free to ignore</text:p>
          </table:table-cell>
          <table:table-cell table:style-name="Default"/>
          <table:table-cell table:number-columns-repeated="11"/>
        </table:table-row>
        <table:table-row table:style-name="ro1" table:visibility="collapse">
          <table:table-cell office:value-type="string" calcext:value-type="string">
            <text:p>Far object distance metric</text:p>
          </table:table-cell>
          <table:table-cell table:style-name="Default" office:value-type="string" calcext:value-type="string">
            <text:p>Sof</text:p>
          </table:table-cell>
          <table:table-cell table:style-name="ce5" table:formula="of:=[.C12]*25.4*12" office:value-type="float" office:value="6096" calcext:value-type="float">
            <text:p>6096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Far image distance</text:p>
          </table:table-cell>
          <table:table-cell table:style-name="Default" office:value-type="string" calcext:value-type="string">
            <text:p>Sif</text:p>
          </table:table-cell>
          <table:table-cell table:formula="of:=((1/[.C6])-(1/[.C16]))^-1" office:value-type="float" office:value="75.9342301943199" calcext:value-type="float">
            <text:p>75.9342301943199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Near image distance</text:p>
          </table:table-cell>
          <table:table-cell table:style-name="Default" office:value-type="string" calcext:value-type="string">
            <text:p>Sin</text:p>
          </table:table-cell>
          <table:table-cell table:formula="of:=([.C6]*[.C17]*[.C16]*([.C5]+(2*[.C4]))) / ( (2*[.C4]*[.C17]*[.C16]) - (2*[.C4]*[.C6]*[.C17]) - ([.C5]*[.C6]*[.C16]))" office:value-type="float" office:value="79.6687005317454" calcext:value-type="float">
            <text:p>79.6687005317454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Near object distance</text:p>
          </table:table-cell>
          <table:table-cell table:style-name="Default" office:value-type="string" calcext:value-type="string">
            <text:p>Son</text:p>
          </table:table-cell>
          <table:table-cell table:formula="of:=([.C6]*[.C17]*[.C16]*([.C5]+(2*[.C4]))) / ( ([.C6]*[.C5]*[.C16]) + ([.C5]*[.C16]*[.C17]) + (2*[.C4]*[.C6]*[.C17]))" office:value-type="float" office:value="1279.83204303897" calcext:value-type="float">
            <text:p>1279.83204303897</text:p>
          </table:table-cell>
          <table:table-cell office:value-type="string" calcext:value-type="string">
            <text:p>mm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Option #2: Produce a graph for a range of far distances</text:p>
          </table:table-cell>
          <table:table-cell table:style-name="Default"/>
          <table:table-cell table:number-columns-repeated="2"/>
          <table:table-cell>
            <draw:frame draw:z-index="0" draw:style-name="gr1" draw:text-style-name="P1" svg:width="21.449cm" svg:height="9.921cm" svg:x="0.054cm" svg:y="0.441cm">
              <draw:object draw:notify-on-update-of-ranges="for_zach.B24:for_zach.B40 for_zach.B24:for_zach.B40 for_zach.C22:for_zach.C22 for_zach.C24:for_zach.C40 for_zach.B24:for_zach.B40 for_zach.D22:for_zach.D22 for_zach.D24:for_zach.D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/>
          <table:table-cell table:style-name="ce12" office:value-type="string" calcext:value-type="string">
            <text:p>Far distance</text:p>
          </table:table-cell>
          <table:table-cell table:style-name="ce12" office:value-type="string" calcext:value-type="string">
            <text:p>Near distance to achieve the desired deviation</text:p>
          </table:table-cell>
          <table:table-cell table:style-name="ce12" office:value-type="string" calcext:value-type="string">
            <text:p>Focus distance</text:p>
          </table:table-cell>
          <table:table-cell table:style-name="ce12" office:value-type="string" calcext:value-type="string">
            <text:p>entrance pupil diameter required</text:p>
          </table:table-cell>
          <table:table-cell table:style-name="ce12" office:value-type="string" calcext:value-type="string">
            <text:p>f-stop </text:p>
          </table:table-cell>
          <table:table-cell table:number-columns-repeated="6" table:style-name="ce12" office:value-type="string" calcext:value-type="string">
            <text:p>Intermediate value (ignore)</text:p>
          </table:table-cell>
          <table:table-cell table:style-name="ce12"/>
        </table:table-row>
        <table:table-row table:style-name="ro1">
          <table:table-cell/>
          <table:table-cell table:style-name="Default" office:value-type="string" calcext:value-type="string">
            <text:p>Sof, ft</text:p>
          </table:table-cell>
          <table:table-cell office:value-type="string" calcext:value-type="string">
            <text:p>Son, ft</text:p>
          </table:table-cell>
          <table:table-cell table:number-columns-repeated="3"/>
          <table:table-cell office:value-type="string" calcext:value-type="string">
            <text:p>Xn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Sif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focus mm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table:formula="of:=[.J24]/(25.4*12)" office:value-type="float" office:value="2.86242471226668" calcext:value-type="float">
            <text:p>2.86</text:p>
          </table:table-cell>
          <table:table-cell table:style-name="ce19" table:formula="of:=2*[.B24]*[.C24]/([.B24]+[.C24])" office:value-type="float" office:value="3.87581250756995" calcext:value-type="float">
            <text:p>3.88</text:p>
          </table:table-cell>
          <table:table-cell table:style-name="ce8" table:formula="of:=([.K24]*[.C$8])/[.G24]" office:value-type="float" office:value="2.08333333333332" calcext:value-type="float">
            <text:p>2.08</text:p>
          </table:table-cell>
          <table:table-cell table:formula="of:=[.$C$6]/[.E24]" office:value-type="float" office:value="36.0000000000002" calcext:value-type="float">
            <text:p>36.0000000000002</text:p>
          </table:table-cell>
          <table:table-cell table:formula="of:=(([.K24]-[.I24])*[.K24])/([.K24]+[.I24])" office:value-type="float" office:value="1.96928599070123" calcext:value-type="float">
            <text:p>1.96928599070123</text:p>
          </table:table-cell>
          <table:table-cell table:formula="of:=[.B24]*25.4*12" office:value-type="float" office:value="1828.8" calcext:value-type="float">
            <text:p>1828.8</text:p>
          </table:table-cell>
          <table:table-cell table:formula="of:=((1/[.$C$6])-(1/[.H24]))^-1" office:value-type="float" office:value="78.2073212452959" calcext:value-type="float">
            <text:p>78.2073212452959</text:p>
          </table:table-cell>
          <table:table-cell table:formula="of:=([.$C$6]*[.I24]*[.H24]*([.$C$5]+(2*[.$C$4]))) / ( ([.$C$6]*[.$C$5]*[.H24]) + ([.$C$5]*[.H24]*[.I24]) + (2*[.$C$4]*[.$C$6]*[.I24]))" office:value-type="float" office:value="872.467052298885" calcext:value-type="float">
            <text:p>872.467052298885</text:p>
          </table:table-cell>
          <table:table-cell table:formula="of:=([.$C$6]*[.I24]*[.H24]*([.$C$5]+(2*[.$C$4]))) / ( (2*[.$C$4]*[.I24]*[.H24]) - (2*[.$C$4]*[.$C$6]*[.I24]) - ([.$C$5]*[.$C$6]*[.H24]))" office:value-type="float" office:value="82.0535829458843" calcext:value-type="float">
            <text:p>82.0535829458843</text:p>
          </table:table-cell>
          <table:table-cell table:formula="of:=(2*[.H24]*[.J24])/([.H24]+[.J24])" office:value-type="float" office:value="1181.34765230732" calcext:value-type="float">
            <text:p>1181.3476523073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table:formula="of:=[.J25]/(25.4*12)" office:value-type="float" office:value="3.22955038603219" calcext:value-type="float">
            <text:p>3.23</text:p>
          </table:table-cell>
          <table:table-cell table:style-name="ce19" table:formula="of:=2*[.B25]*[.C25]/([.B25]+[.C25])" office:value-type="float" office:value="4.60150267821836" calcext:value-type="float">
            <text:p>4.60</text:p>
          </table:table-cell>
          <table:table-cell table:style-name="ce8" table:formula="of:=([.K25]*[.C$8])/[.G25]" office:value-type="float" office:value="2.08333333333333" calcext:value-type="float">
            <text:p>2.08</text:p>
          </table:table-cell>
          <table:table-cell table:formula="of:=[.$C$6]/[.E25]" office:value-type="float" office:value="36" calcext:value-type="float">
            <text:p>36</text:p>
          </table:table-cell>
          <table:table-cell table:formula="of:=(([.K25]-[.I25])*[.K25])/([.K25]+[.I25])" office:value-type="float" office:value="1.94845492115416" calcext:value-type="float">
            <text:p>1.94845492115416</text:p>
          </table:table-cell>
          <table:table-cell table:formula="of:=[.B25]*25.4*12" office:value-type="float" office:value="2438.4" calcext:value-type="float">
            <text:p>2438.4</text:p>
          </table:table-cell>
          <table:table-cell table:formula="of:=((1/[.$C$6])-(1/[.H25]))^-1" office:value-type="float" office:value="77.3800456968774" calcext:value-type="float">
            <text:p>77.3800456968774</text:p>
          </table:table-cell>
          <table:table-cell table:formula="of:=([.$C$6]*[.I25]*[.H25]*([.$C$5]+(2*[.$C$4]))) / ( ([.$C$6]*[.$C$5]*[.H25]) + ([.$C$5]*[.H25]*[.I25]) + (2*[.$C$4]*[.$C$6]*[.I25]))" office:value-type="float" office:value="984.366957662613" calcext:value-type="float">
            <text:p>984.366957662613</text:p>
          </table:table-cell>
          <table:table-cell table:formula="of:=([.$C$6]*[.I25]*[.H25]*([.$C$5]+(2*[.$C$4]))) / ( (2*[.$C$4]*[.I25]*[.H25]) - (2*[.$C$4]*[.$C$6]*[.I25]) - ([.$C$5]*[.$C$6]*[.H25]))" office:value-type="float" office:value="81.1856217147566" calcext:value-type="float">
            <text:p>81.1856217147566</text:p>
          </table:table-cell>
          <table:table-cell table:formula="of:=(2*[.H25]*[.J25])/([.H25]+[.J25])" office:value-type="float" office:value="1402.53801632095" calcext:value-type="float">
            <text:p>1402.5380163209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table:formula="of:=[.J26]/(25.4*12)" office:value-type="float" office:value="3.4987972884321" calcext:value-type="float">
            <text:p>3.50</text:p>
          </table:table-cell>
          <table:table-cell table:style-name="ce19" table:formula="of:=2*[.B26]*[.C26]/([.B26]+[.C26])" office:value-type="float" office:value="5.18386521950429" calcext:value-type="float">
            <text:p>5.18</text:p>
          </table:table-cell>
          <table:table-cell table:style-name="ce8" table:formula="of:=([.K26]*[.C$8])/[.G26]" office:value-type="float" office:value="2.08333333333332" calcext:value-type="float">
            <text:p>2.08</text:p>
          </table:table-cell>
          <table:table-cell table:formula="of:=[.$C$6]/[.E26]" office:value-type="float" office:value="36.0000000000002" calcext:value-type="float">
            <text:p>36.0000000000002</text:p>
          </table:table-cell>
          <table:table-cell table:formula="of:=(([.K26]-[.I26])*[.K26])/([.K26]+[.I26])" office:value-type="float" office:value="1.93616648194406" calcext:value-type="float">
            <text:p>1.93616648194406</text:p>
          </table:table-cell>
          <table:table-cell table:formula="of:=[.B26]*25.4*12" office:value-type="float" office:value="3048" calcext:value-type="float">
            <text:p>3048</text:p>
          </table:table-cell>
          <table:table-cell table:formula="of:=((1/[.$C$6])-(1/[.H26]))^-1" office:value-type="float" office:value="76.8920282542886" calcext:value-type="float">
            <text:p>76.8920282542886</text:p>
          </table:table-cell>
          <table:table-cell table:formula="of:=([.$C$6]*[.I26]*[.H26]*([.$C$5]+(2*[.$C$4]))) / ( ([.$C$6]*[.$C$5]*[.H26]) + ([.$C$5]*[.H26]*[.I26]) + (2*[.$C$4]*[.$C$6]*[.I26]))" office:value-type="float" office:value="1066.4334135141" calcext:value-type="float">
            <text:p>1066.4334135141</text:p>
          </table:table-cell>
          <table:table-cell table:formula="of:=([.$C$6]*[.I26]*[.H26]*([.$C$5]+(2*[.$C$4]))) / ( (2*[.$C$4]*[.I26]*[.H26]) - (2*[.$C$4]*[.$C$6]*[.I26]) - ([.$C$5]*[.$C$6]*[.H26]))" office:value-type="float" office:value="80.6736034143356" calcext:value-type="float">
            <text:p>80.6736034143356</text:p>
          </table:table-cell>
          <table:table-cell table:formula="of:=(2*[.H26]*[.J26])/([.H26]+[.J26])" office:value-type="float" office:value="1580.04211890491" calcext:value-type="float">
            <text:p>1580.0421189049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" table:formula="of:=[.J27]/(25.4*12)" office:value-type="float" office:value="3.70470420252383" calcext:value-type="float">
            <text:p>3.70</text:p>
          </table:table-cell>
          <table:table-cell table:style-name="ce19" table:formula="of:=2*[.B27]*[.C27]/([.B27]+[.C27])" office:value-type="float" office:value="5.66154571993041" calcext:value-type="float">
            <text:p>5.66</text:p>
          </table:table-cell>
          <table:table-cell table:style-name="ce8" table:formula="of:=([.K27]*[.C$8])/[.G27]" office:value-type="float" office:value="2.08333333333333" calcext:value-type="float">
            <text:p>2.08</text:p>
          </table:table-cell>
          <table:table-cell table:formula="of:=[.$C$6]/[.E27]" office:value-type="float" office:value="36.0000000000001" calcext:value-type="float">
            <text:p>36.0000000000001</text:p>
          </table:table-cell>
          <table:table-cell table:formula="of:=(([.K27]-[.I27])*[.K27])/([.K27]+[.I27])" office:value-type="float" office:value="1.92805993998315" calcext:value-type="float">
            <text:p>1.92805993998315</text:p>
          </table:table-cell>
          <table:table-cell table:formula="of:=[.B27]*25.4*12" office:value-type="float" office:value="3657.6" calcext:value-type="float">
            <text:p>3657.6</text:p>
          </table:table-cell>
          <table:table-cell table:formula="of:=((1/[.$C$6])-(1/[.H27]))^-1" office:value-type="float" office:value="76.5700887623514" calcext:value-type="float">
            <text:p>76.5700887623514</text:p>
          </table:table-cell>
          <table:table-cell table:formula="of:=([.$C$6]*[.I27]*[.H27]*([.$C$5]+(2*[.$C$4]))) / ( ([.$C$6]*[.$C$5]*[.H27]) + ([.$C$5]*[.H27]*[.I27]) + (2*[.$C$4]*[.$C$6]*[.I27]))" office:value-type="float" office:value="1129.19384092926" calcext:value-type="float">
            <text:p>1129.19384092926</text:p>
          </table:table-cell>
          <table:table-cell table:formula="of:=([.$C$6]*[.I27]*[.H27]*([.$C$5]+(2*[.$C$4]))) / ( (2*[.$C$4]*[.I27]*[.H27]) - (2*[.$C$4]*[.$C$6]*[.I27]) - ([.$C$5]*[.$C$6]*[.H27]))" office:value-type="float" office:value="80.3358308326309" calcext:value-type="float">
            <text:p>80.3358308326309</text:p>
          </table:table-cell>
          <table:table-cell table:formula="of:=(2*[.H27]*[.J27])/([.H27]+[.J27])" office:value-type="float" office:value="1725.63913543479" calcext:value-type="float">
            <text:p>1725.6391354347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" table:formula="of:=[.J28]/(25.4*12)" office:value-type="float" office:value="3.93636214531737" calcext:value-type="float">
            <text:p>3.94</text:p>
          </table:table-cell>
          <table:table-cell table:style-name="ce19" table:formula="of:=2*[.B28]*[.C28]/([.B28]+[.C28])" office:value-type="float" office:value="6.2361959204885" calcext:value-type="float">
            <text:p>6.24</text:p>
          </table:table-cell>
          <table:table-cell table:style-name="ce8" table:formula="of:=([.K28]*[.C$8])/[.G28]" office:value-type="float" office:value="2.08333333333333" calcext:value-type="float">
            <text:p>2.08</text:p>
          </table:table-cell>
          <table:table-cell table:formula="of:=[.$C$6]/[.E28]" office:value-type="float" office:value="36" calcext:value-type="float">
            <text:p>36</text:p>
          </table:table-cell>
          <table:table-cell table:formula="of:=(([.K28]-[.I28])*[.K28])/([.K28]+[.I28])" office:value-type="float" office:value="1.92002099760496" calcext:value-type="float">
            <text:p>1.92002099760496</text:p>
          </table:table-cell>
          <table:table-cell table:formula="of:=[.B28]*25.4*12" office:value-type="float" office:value="4572" calcext:value-type="float">
            <text:p>4572</text:p>
          </table:table-cell>
          <table:table-cell table:formula="of:=((1/[.$C$6])-(1/[.H28]))^-1" office:value-type="float" office:value="76.2508338892595" calcext:value-type="float">
            <text:p>76.2508338892595</text:p>
          </table:table-cell>
          <table:table-cell table:formula="of:=([.$C$6]*[.I28]*[.H28]*([.$C$5]+(2*[.$C$4]))) / ( ([.$C$6]*[.$C$5]*[.H28]) + ([.$C$5]*[.H28]*[.I28]) + (2*[.$C$4]*[.$C$6]*[.I28]))" office:value-type="float" office:value="1199.80318189273" calcext:value-type="float">
            <text:p>1199.80318189273</text:p>
          </table:table-cell>
          <table:table-cell table:formula="of:=([.$C$6]*[.I28]*[.H28]*([.$C$5]+(2*[.$C$4]))) / ( (2*[.$C$4]*[.I28]*[.H28]) - (2*[.$C$4]*[.$C$6]*[.I28]) - ([.$C$5]*[.$C$6]*[.H28]))" office:value-type="float" office:value="80.0008749002067" calcext:value-type="float">
            <text:p>80.0008749002067</text:p>
          </table:table-cell>
          <table:table-cell table:formula="of:=(2*[.H28]*[.J28])/([.H28]+[.J28])" office:value-type="float" office:value="1900.7925165649" calcext:value-type="float">
            <text:p>1900.792516564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" table:formula="of:=[.J29]/(25.4*12)" office:value-type="float" office:value="4.19892402571841" calcext:value-type="float">
            <text:p>4.20</text:p>
          </table:table-cell>
          <table:table-cell table:style-name="ce19" table:formula="of:=2*[.B29]*[.C29]/([.B29]+[.C29])" office:value-type="float" office:value="6.94067888515345" calcext:value-type="float">
            <text:p>6.94</text:p>
          </table:table-cell>
          <table:table-cell table:style-name="ce8" table:formula="of:=([.K29]*[.C$8])/[.G29]" office:value-type="float" office:value="2.08333333333333" calcext:value-type="float">
            <text:p>2.08</text:p>
          </table:table-cell>
          <table:table-cell table:formula="of:=[.$C$6]/[.E29]" office:value-type="float" office:value="36.0000000000001" calcext:value-type="float">
            <text:p>36.0000000000001</text:p>
          </table:table-cell>
          <table:table-cell table:formula="of:=(([.K29]-[.I29])*[.K29])/([.K29]+[.I29])" office:value-type="float" office:value="1.9120488127619" calcext:value-type="float">
            <text:p>1.9120488127619</text:p>
          </table:table-cell>
          <table:table-cell table:formula="of:=[.B29]*25.4*12" office:value-type="float" office:value="6096" calcext:value-type="float">
            <text:p>6096</text:p>
          </table:table-cell>
          <table:table-cell table:formula="of:=((1/[.$C$6])-(1/[.H29]))^-1" office:value-type="float" office:value="75.9342301943199" calcext:value-type="float">
            <text:p>75.9342301943199</text:p>
          </table:table-cell>
          <table:table-cell table:formula="of:=([.$C$6]*[.I29]*[.H29]*([.$C$5]+(2*[.$C$4]))) / ( ([.$C$6]*[.$C$5]*[.H29]) + ([.$C$5]*[.H29]*[.I29]) + (2*[.$C$4]*[.$C$6]*[.I29]))" office:value-type="float" office:value="1279.83204303897" calcext:value-type="float">
            <text:p>1279.83204303897</text:p>
          </table:table-cell>
          <table:table-cell table:formula="of:=([.$C$6]*[.I29]*[.H29]*([.$C$5]+(2*[.$C$4]))) / ( (2*[.$C$4]*[.I29]*[.H29]) - (2*[.$C$4]*[.$C$6]*[.I29]) - ([.$C$5]*[.$C$6]*[.H29]))" office:value-type="float" office:value="79.6687005317454" calcext:value-type="float">
            <text:p>79.6687005317454</text:p>
          </table:table-cell>
          <table:table-cell table:formula="of:=(2*[.H29]*[.J29])/([.H29]+[.J29])" office:value-type="float" office:value="2115.51892419477" calcext:value-type="float">
            <text:p>2115.5189241947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" table:formula="of:=[.J30]/(25.4*12)" office:value-type="float" office:value="4.37397484964462" calcext:value-type="float">
            <text:p>4.37</text:p>
          </table:table-cell>
          <table:table-cell table:style-name="ce19" table:formula="of:=2*[.B30]*[.C30]/([.B30]+[.C30])" office:value-type="float" office:value="7.44532340623546" calcext:value-type="float">
            <text:p>7.45</text:p>
          </table:table-cell>
          <table:table-cell table:style-name="ce8" table:formula="of:=([.K30]*[.C$8])/[.G30]" office:value-type="float" office:value="2.08333333333333" calcext:value-type="float">
            <text:p>2.08</text:p>
          </table:table-cell>
          <table:table-cell table:formula="of:=[.$C$6]/[.E30]" office:value-type="float" office:value="36.0000000000001" calcext:value-type="float">
            <text:p>36.0000000000001</text:p>
          </table:table-cell>
          <table:table-cell table:formula="of:=(([.K30]-[.I30])*[.K30])/([.K30]+[.I30])" office:value-type="float" office:value="1.90729720040414" calcext:value-type="float">
            <text:p>1.90729720040414</text:p>
          </table:table-cell>
          <table:table-cell table:formula="of:=[.B30]*25.4*12" office:value-type="float" office:value="7620" calcext:value-type="float">
            <text:p>7620</text:p>
          </table:table-cell>
          <table:table-cell table:formula="of:=((1/[.$C$6])-(1/[.H30]))^-1" office:value-type="float" office:value="75.7455268389662" calcext:value-type="float">
            <text:p>75.7455268389662</text:p>
          </table:table-cell>
          <table:table-cell table:formula="of:=([.$C$6]*[.I30]*[.H30]*([.$C$5]+(2*[.$C$4]))) / ( ([.$C$6]*[.$C$5]*[.H30]) + ([.$C$5]*[.H30]*[.I30]) + (2*[.$C$4]*[.$C$6]*[.I30]))" office:value-type="float" office:value="1333.18753417168" calcext:value-type="float">
            <text:p>1333.18753417168</text:p>
          </table:table-cell>
          <table:table-cell table:formula="of:=([.$C$6]*[.I30]*[.H30]*([.$C$5]+(2*[.$C$4]))) / ( (2*[.$C$4]*[.I30]*[.H30]) - (2*[.$C$4]*[.$C$6]*[.I30]) - ([.$C$5]*[.$C$6]*[.H30]))" office:value-type="float" office:value="79.4707166835055" calcext:value-type="float">
            <text:p>79.4707166835055</text:p>
          </table:table-cell>
          <table:table-cell table:formula="of:=(2*[.H30]*[.J30])/([.H30]+[.J30])" office:value-type="float" office:value="2269.33457422057" calcext:value-type="float">
            <text:p>2269.3345742205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" table:formula="of:=[.J31]/(25.4*12)" office:value-type="float" office:value="4.49901584028494" calcext:value-type="float">
            <text:p>4.50</text:p>
          </table:table-cell>
          <table:table-cell table:style-name="ce19" table:formula="of:=2*[.B31]*[.C31]/([.B31]+[.C31])" office:value-type="float" office:value="7.82459858179151" calcext:value-type="float">
            <text:p>7.82</text:p>
          </table:table-cell>
          <table:table-cell table:style-name="ce8" table:formula="of:=([.K31]*[.C$8])/[.G31]" office:value-type="float" office:value="2.08333333333332" calcext:value-type="float">
            <text:p>2.08</text:p>
          </table:table-cell>
          <table:table-cell table:formula="of:=[.$C$6]/[.E31]" office:value-type="float" office:value="36.0000000000002" calcext:value-type="float">
            <text:p>36.0000000000002</text:p>
          </table:table-cell>
          <table:table-cell table:formula="of:=(([.K31]-[.I31])*[.K31])/([.K31]+[.I31])" office:value-type="float" office:value="1.90414255733367" calcext:value-type="float">
            <text:p>1.90414255733367</text:p>
          </table:table-cell>
          <table:table-cell table:formula="of:=[.B31]*25.4*12" office:value-type="float" office:value="9144" calcext:value-type="float">
            <text:p>9144</text:p>
          </table:table-cell>
          <table:table-cell table:formula="of:=((1/[.$C$6])-(1/[.H31]))^-1" office:value-type="float" office:value="75.6202447899438" calcext:value-type="float">
            <text:p>75.6202447899438</text:p>
          </table:table-cell>
          <table:table-cell table:formula="of:=([.$C$6]*[.I31]*[.H31]*([.$C$5]+(2*[.$C$4]))) / ( ([.$C$6]*[.$C$5]*[.H31]) + ([.$C$5]*[.H31]*[.I31]) + (2*[.$C$4]*[.$C$6]*[.I31]))" office:value-type="float" office:value="1371.30002811885" calcext:value-type="float">
            <text:p>1371.30002811885</text:p>
          </table:table-cell>
          <table:table-cell table:formula="of:=([.$C$6]*[.I31]*[.H31]*([.$C$5]+(2*[.$C$4]))) / ( (2*[.$C$4]*[.I31]*[.H31]) - (2*[.$C$4]*[.$C$6]*[.I31]) - ([.$C$5]*[.$C$6]*[.H31]))" office:value-type="float" office:value="79.3392732222361" calcext:value-type="float">
            <text:p>79.3392732222361</text:p>
          </table:table-cell>
          <table:table-cell table:formula="of:=(2*[.H31]*[.J31])/([.H31]+[.J31])" office:value-type="float" office:value="2384.93764773005" calcext:value-type="float">
            <text:p>2384.9376477300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" table:formula="of:=[.J32]/(25.4*12)" office:value-type="float" office:value="4.66574323831742" calcext:value-type="float">
            <text:p>4.67</text:p>
          </table:table-cell>
          <table:table-cell table:style-name="ce19" table:formula="of:=2*[.B32]*[.C32]/([.B32]+[.C32])" office:value-type="float" office:value="8.35672781876347" calcext:value-type="float">
            <text:p>8.36</text:p>
          </table:table-cell>
          <table:table-cell table:style-name="ce8" table:formula="of:=([.K32]*[.C$8])/[.G32]" office:value-type="float" office:value="2.08333333333333" calcext:value-type="float">
            <text:p>2.08</text:p>
          </table:table-cell>
          <table:table-cell table:formula="of:=[.$C$6]/[.E32]" office:value-type="float" office:value="36" calcext:value-type="float">
            <text:p>36</text:p>
          </table:table-cell>
          <table:table-cell table:formula="of:=(([.K32]-[.I32])*[.K32])/([.K32]+[.I32])" office:value-type="float" office:value="1.90021389810008" calcext:value-type="float">
            <text:p>1.90021389810008</text:p>
          </table:table-cell>
          <table:table-cell table:formula="of:=[.B32]*25.4*12" office:value-type="float" office:value="12192" calcext:value-type="float">
            <text:p>12192</text:p>
          </table:table-cell>
          <table:table-cell table:formula="of:=((1/[.$C$6])-(1/[.H32]))^-1" office:value-type="float" office:value="75.4642238177767" calcext:value-type="float">
            <text:p>75.4642238177767</text:p>
          </table:table-cell>
          <table:table-cell table:formula="of:=([.$C$6]*[.I32]*[.H32]*([.$C$5]+(2*[.$C$4]))) / ( ([.$C$6]*[.$C$5]*[.H32]) + ([.$C$5]*[.H32]*[.I32]) + (2*[.$C$4]*[.$C$6]*[.I32]))" office:value-type="float" office:value="1422.11853903915" calcext:value-type="float">
            <text:p>1422.11853903915</text:p>
          </table:table-cell>
          <table:table-cell table:formula="of:=([.$C$6]*[.I32]*[.H32]*([.$C$5]+(2*[.$C$4]))) / ( (2*[.$C$4]*[.I32]*[.H32]) - (2*[.$C$4]*[.$C$6]*[.I32]) - ([.$C$5]*[.$C$6]*[.H32]))" office:value-type="float" office:value="79.1755790875034" calcext:value-type="float">
            <text:p>79.1755790875034</text:p>
          </table:table-cell>
          <table:table-cell table:formula="of:=(2*[.H32]*[.J32])/([.H32]+[.J32])" office:value-type="float" office:value="2547.1306391591" calcext:value-type="float">
            <text:p>2547.1306391591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" table:formula="of:=[.J33]/(25.4*12)" office:value-type="float" office:value="4.84530358855297" calcext:value-type="float">
            <text:p>4.85</text:p>
          </table:table-cell>
          <table:table-cell table:style-name="ce19" table:formula="of:=2*[.B33]*[.C33]/([.B33]+[.C33])" office:value-type="float" office:value="8.96651566805212" calcext:value-type="float">
            <text:p>8.97</text:p>
          </table:table-cell>
          <table:table-cell table:style-name="ce8" table:formula="of:=([.K33]*[.C$8])/[.G33]" office:value-type="float" office:value="2.08333333333334" calcext:value-type="float">
            <text:p>2.08</text:p>
          </table:table-cell>
          <table:table-cell table:formula="of:=[.$C$6]/[.E33]" office:value-type="float" office:value="35.9999999999998" calcext:value-type="float">
            <text:p>35.9999999999998</text:p>
          </table:table-cell>
          <table:table-cell table:formula="of:=(([.K33]-[.I33])*[.K33])/([.K33]+[.I33])" office:value-type="float" office:value="1.8963014168406" calcext:value-type="float">
            <text:p>1.8963014168406</text:p>
          </table:table-cell>
          <table:table-cell table:formula="of:=[.B33]*25.4*12" office:value-type="float" office:value="18288" calcext:value-type="float">
            <text:p>18288</text:p>
          </table:table-cell>
          <table:table-cell table:formula="of:=((1/[.$C$6])-(1/[.H33]))^-1" office:value-type="float" office:value="75.3088453302586" calcext:value-type="float">
            <text:p>75.3088453302586</text:p>
          </table:table-cell>
          <table:table-cell table:formula="of:=([.$C$6]*[.I33]*[.H33]*([.$C$5]+(2*[.$C$4]))) / ( ([.$C$6]*[.$C$5]*[.H33]) + ([.$C$5]*[.H33]*[.I33]) + (2*[.$C$4]*[.$C$6]*[.I33]))" office:value-type="float" office:value="1476.84853379095" calcext:value-type="float">
            <text:p>1476.84853379095</text:p>
          </table:table-cell>
          <table:table-cell table:formula="of:=([.$C$6]*[.I33]*[.H33]*([.$C$5]+(2*[.$C$4]))) / ( (2*[.$C$4]*[.I33]*[.H33]) - (2*[.$C$4]*[.$C$6]*[.I33]) - ([.$C$5]*[.$C$6]*[.H33]))" office:value-type="float" office:value="79.0125590350254" calcext:value-type="float">
            <text:p>79.0125590350254</text:p>
          </table:table-cell>
          <table:table-cell table:formula="of:=(2*[.H33]*[.J33])/([.H33]+[.J33])" office:value-type="float" office:value="2732.99397562229" calcext:value-type="float">
            <text:p>2732.99397562229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" table:formula="of:=[.J34]/(25.4*12)" office:value-type="float" office:value="4.94036821181829" calcext:value-type="float">
            <text:p>4.94</text:p>
          </table:table-cell>
          <table:table-cell table:style-name="ce19" table:formula="of:=2*[.B34]*[.C34]/([.B34]+[.C34])" office:value-type="float" office:value="9.30604529426733" calcext:value-type="float">
            <text:p>9.31</text:p>
          </table:table-cell>
          <table:table-cell table:style-name="ce8" table:formula="of:=([.K34]*[.C$8])/[.G34]" office:value-type="float" office:value="2.08333333333332" calcext:value-type="float">
            <text:p>2.08</text:p>
          </table:table-cell>
          <table:table-cell table:formula="of:=[.$C$6]/[.E34]" office:value-type="float" office:value="36.0000000000003" calcext:value-type="float">
            <text:p>36.0000000000003</text:p>
          </table:table-cell>
          <table:table-cell table:formula="of:=(([.K34]-[.I34])*[.K34])/([.K34]+[.I34])" office:value-type="float" office:value="1.89435121175522" calcext:value-type="float">
            <text:p>1.89435121175522</text:p>
          </table:table-cell>
          <table:table-cell table:formula="of:=[.B34]*25.4*12" office:value-type="float" office:value="24384" calcext:value-type="float">
            <text:p>24384</text:p>
          </table:table-cell>
          <table:table-cell table:formula="of:=((1/[.$C$6])-(1/[.H34]))^-1" office:value-type="float" office:value="75.231395779341" calcext:value-type="float">
            <text:p>75.231395779341</text:p>
          </table:table-cell>
          <table:table-cell table:formula="of:=([.$C$6]*[.I34]*[.H34]*([.$C$5]+(2*[.$C$4]))) / ( ([.$C$6]*[.$C$5]*[.H34]) + ([.$C$5]*[.H34]*[.I34]) + (2*[.$C$4]*[.$C$6]*[.I34]))" office:value-type="float" office:value="1505.82423096221" calcext:value-type="float">
            <text:p>1505.82423096221</text:p>
          </table:table-cell>
          <table:table-cell table:formula="of:=([.$C$6]*[.I34]*[.H34]*([.$C$5]+(2*[.$C$4]))) / ( (2*[.$C$4]*[.I34]*[.H34]) - (2*[.$C$4]*[.$C$6]*[.I34]) - ([.$C$5]*[.$C$6]*[.H34]))" office:value-type="float" office:value="78.9313004898004" calcext:value-type="float">
            <text:p>78.9313004898004</text:p>
          </table:table-cell>
          <table:table-cell table:formula="of:=(2*[.H34]*[.J34])/([.H34]+[.J34])" office:value-type="float" office:value="2836.48260569268" calcext:value-type="float">
            <text:p>2836.4826056926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6" table:formula="of:=[.J35]/(25.4*12)" office:value-type="float" office:value="4.99921887205124" calcext:value-type="float">
            <text:p>5.00</text:p>
          </table:table-cell>
          <table:table-cell table:style-name="ce19" table:formula="of:=2*[.B35]*[.C35]/([.B35]+[.C35])" office:value-type="float" office:value="9.52239250111591" calcext:value-type="float">
            <text:p>9.52</text:p>
          </table:table-cell>
          <table:table-cell table:style-name="ce8" table:formula="of:=([.K35]*[.C$8])/[.G35]" office:value-type="float" office:value="2.08333333333333" calcext:value-type="float">
            <text:p>2.08</text:p>
          </table:table-cell>
          <table:table-cell table:formula="of:=[.$C$6]/[.E35]" office:value-type="float" office:value="36.0000000000001" calcext:value-type="float">
            <text:p>36.0000000000001</text:p>
          </table:table-cell>
          <table:table-cell table:formula="of:=(([.K35]-[.I35])*[.K35])/([.K35]+[.I35])" office:value-type="float" office:value="1.89318301293198" calcext:value-type="float">
            <text:p>1.89318301293198</text:p>
          </table:table-cell>
          <table:table-cell table:formula="of:=[.B35]*25.4*12" office:value-type="float" office:value="30480" calcext:value-type="float">
            <text:p>30480</text:p>
          </table:table-cell>
          <table:table-cell table:formula="of:=((1/[.$C$6])-(1/[.H35]))^-1" office:value-type="float" office:value="75.1850024666995" calcext:value-type="float">
            <text:p>75.1850024666995</text:p>
          </table:table-cell>
          <table:table-cell table:formula="of:=([.$C$6]*[.I35]*[.H35]*([.$C$5]+(2*[.$C$4]))) / ( ([.$C$6]*[.$C$5]*[.H35]) + ([.$C$5]*[.H35]*[.I35]) + (2*[.$C$4]*[.$C$6]*[.I35]))" office:value-type="float" office:value="1523.76191220122" calcext:value-type="float">
            <text:p>1523.76191220122</text:p>
          </table:table-cell>
          <table:table-cell table:formula="of:=([.$C$6]*[.I35]*[.H35]*([.$C$5]+(2*[.$C$4]))) / ( (2*[.$C$4]*[.I35]*[.H35]) - (2*[.$C$4]*[.$C$6]*[.I35]) - ([.$C$5]*[.$C$6]*[.H35]))" office:value-type="float" office:value="78.8826255388323" calcext:value-type="float">
            <text:p>78.8826255388323</text:p>
          </table:table-cell>
          <table:table-cell table:formula="of:=(2*[.H35]*[.J35])/([.H35]+[.J35])" office:value-type="float" office:value="2902.42523434013" calcext:value-type="float">
            <text:p>2902.42523434013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6" table:formula="of:=[.J36]/(25.4*12)" office:value-type="float" office:value="5.07990263519949" calcext:value-type="float">
            <text:p>5.08</text:p>
          </table:table-cell>
          <table:table-cell table:style-name="ce19" table:formula="of:=2*[.B36]*[.C36]/([.B36]+[.C36])" office:value-type="float" office:value="9.82700378749104" calcext:value-type="float">
            <text:p>9.83</text:p>
          </table:table-cell>
          <table:table-cell table:style-name="ce8" table:formula="of:=([.K36]*[.C$8])/[.G36]" office:value-type="float" office:value="2.08333333333334" calcext:value-type="float">
            <text:p>2.08</text:p>
          </table:table-cell>
          <table:table-cell table:formula="of:=[.$C$6]/[.E36]" office:value-type="float" office:value="35.9999999999999" calcext:value-type="float">
            <text:p>35.9999999999999</text:p>
          </table:table-cell>
          <table:table-cell table:formula="of:=(([.K36]-[.I36])*[.K36])/([.K36]+[.I36])" office:value-type="float" office:value="1.89162765390064" calcext:value-type="float">
            <text:p>1.89162765390064</text:p>
          </table:table-cell>
          <table:table-cell table:formula="of:=[.B36]*25.4*12" office:value-type="float" office:value="45720" calcext:value-type="float">
            <text:p>45720</text:p>
          </table:table-cell>
          <table:table-cell table:formula="of:=((1/[.$C$6])-(1/[.H36]))^-1" office:value-type="float" office:value="75.1232336510023" calcext:value-type="float">
            <text:p>75.1232336510023</text:p>
          </table:table-cell>
          <table:table-cell table:formula="of:=([.$C$6]*[.I36]*[.H36]*([.$C$5]+(2*[.$C$4]))) / ( ([.$C$6]*[.$C$5]*[.H36]) + ([.$C$5]*[.H36]*[.I36]) + (2*[.$C$4]*[.$C$6]*[.I36]))" office:value-type="float" office:value="1548.35432320881" calcext:value-type="float">
            <text:p>1548.35432320881</text:p>
          </table:table-cell>
          <table:table-cell table:formula="of:=([.$C$6]*[.I36]*[.H36]*([.$C$5]+(2*[.$C$4]))) / ( (2*[.$C$4]*[.I36]*[.H36]) - (2*[.$C$4]*[.$C$6]*[.I36]) - ([.$C$5]*[.$C$6]*[.H36]))" office:value-type="float" office:value="78.817818912527" calcext:value-type="float">
            <text:p>78.817818912527</text:p>
          </table:table-cell>
          <table:table-cell table:formula="of:=(2*[.H36]*[.J36])/([.H36]+[.J36])" office:value-type="float" office:value="2995.27075442727" calcext:value-type="float">
            <text:p>2995.27075442727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6" table:formula="of:=[.J37]/(25.4*12)" office:value-type="float" office:value="5.1212290949828" calcext:value-type="float">
            <text:p>5.12</text:p>
          </table:table-cell>
          <table:table-cell table:style-name="ce19" table:formula="of:=2*[.B37]*[.C37]/([.B37]+[.C37])" office:value-type="float" office:value="9.98673636576422" calcext:value-type="float">
            <text:p>9.99</text:p>
          </table:table-cell>
          <table:table-cell table:style-name="ce8" table:formula="of:=([.K37]*[.C$8])/[.G37]" office:value-type="float" office:value="2.08333333333333" calcext:value-type="float">
            <text:p>2.08</text:p>
          </table:table-cell>
          <table:table-cell table:formula="of:=[.$C$6]/[.E37]" office:value-type="float" office:value="36" calcext:value-type="float">
            <text:p>36</text:p>
          </table:table-cell>
          <table:table-cell table:formula="of:=(([.K37]-[.I37])*[.K37])/([.K37]+[.I37])" office:value-type="float" office:value="1.89085093235433" calcext:value-type="float">
            <text:p>1.89085093235433</text:p>
          </table:table-cell>
          <table:table-cell table:formula="of:=[.B37]*25.4*12" office:value-type="float" office:value="60960" calcext:value-type="float">
            <text:p>60960</text:p>
          </table:table-cell>
          <table:table-cell table:formula="of:=((1/[.$C$6])-(1/[.H37]))^-1" office:value-type="float" office:value="75.0923872875092" calcext:value-type="float">
            <text:p>75.0923872875092</text:p>
          </table:table-cell>
          <table:table-cell table:formula="of:=([.$C$6]*[.I37]*[.H37]*([.$C$5]+(2*[.$C$4]))) / ( ([.$C$6]*[.$C$5]*[.H37]) + ([.$C$5]*[.H37]*[.I37]) + (2*[.$C$4]*[.$C$6]*[.I37]))" office:value-type="float" office:value="1560.95062815076" calcext:value-type="float">
            <text:p>1560.95062815076</text:p>
          </table:table-cell>
          <table:table-cell table:formula="of:=([.$C$6]*[.I37]*[.H37]*([.$C$5]+(2*[.$C$4]))) / ( (2*[.$C$4]*[.I37]*[.H37]) - (2*[.$C$4]*[.$C$6]*[.I37]) - ([.$C$5]*[.$C$6]*[.H37]))" office:value-type="float" office:value="78.7854555147638" calcext:value-type="float">
            <text:p>78.7854555147638</text:p>
          </table:table-cell>
          <table:table-cell table:formula="of:=(2*[.H37]*[.J37])/([.H37]+[.J37])" office:value-type="float" office:value="3043.95724428493" calcext:value-type="float">
            <text:p>3043.95724428493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6" table:formula="of:=[.J38]/(25.4*12)" office:value-type="float" office:value="5.14634930845931" calcext:value-type="float">
            <text:p>5.15</text:p>
          </table:table-cell>
          <table:table-cell table:style-name="ce19" table:formula="of:=2*[.B38]*[.C38]/([.B38]+[.C38])" office:value-type="float" office:value="10.0850929719508" calcext:value-type="float">
            <text:p>10.09</text:p>
          </table:table-cell>
          <table:table-cell table:style-name="ce8" table:formula="of:=([.K38]*[.C$8])/[.G38]" office:value-type="float" office:value="2.08333333333332" calcext:value-type="float">
            <text:p>2.08</text:p>
          </table:table-cell>
          <table:table-cell table:formula="of:=[.$C$6]/[.E38]" office:value-type="float" office:value="36.0000000000002" calcext:value-type="float">
            <text:p>36.0000000000002</text:p>
          </table:table-cell>
          <table:table-cell table:formula="of:=(([.K38]-[.I38])*[.K38])/([.K38]+[.I38])" office:value-type="float" office:value="1.89038520552372" calcext:value-type="float">
            <text:p>1.89038520552372</text:p>
          </table:table-cell>
          <table:table-cell table:formula="of:=[.B38]*25.4*12" office:value-type="float" office:value="76200" calcext:value-type="float">
            <text:p>76200</text:p>
          </table:table-cell>
          <table:table-cell table:formula="of:=((1/[.$C$6])-(1/[.H38]))^-1" office:value-type="float" office:value="75.0738916256158" calcext:value-type="float">
            <text:p>75.0738916256158</text:p>
          </table:table-cell>
          <table:table-cell table:formula="of:=([.$C$6]*[.I38]*[.H38]*([.$C$5]+(2*[.$C$4]))) / ( ([.$C$6]*[.$C$5]*[.H38]) + ([.$C$5]*[.H38]*[.I38]) + (2*[.$C$4]*[.$C$6]*[.I38]))" office:value-type="float" office:value="1568.6072692184" calcext:value-type="float">
            <text:p>1568.6072692184</text:p>
          </table:table-cell>
          <table:table-cell table:formula="of:=([.$C$6]*[.I38]*[.H38]*([.$C$5]+(2*[.$C$4]))) / ( (2*[.$C$4]*[.I38]*[.H38]) - (2*[.$C$4]*[.$C$6]*[.I38]) - ([.$C$5]*[.$C$6]*[.H38]))" office:value-type="float" office:value="78.7660502301543" calcext:value-type="float">
            <text:p>78.7660502301543</text:p>
          </table:table-cell>
          <table:table-cell table:formula="of:=(2*[.H38]*[.J38])/([.H38]+[.J38])" office:value-type="float" office:value="3073.93633785061" calcext:value-type="float">
            <text:p>3073.93633785061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6" table:formula="of:=[.J39]/(25.4*12)" office:value-type="float" office:value="5.19733636511288" calcext:value-type="float">
            <text:p>5.20</text:p>
          </table:table-cell>
          <table:table-cell table:style-name="ce19" table:formula="of:=2*[.B39]*[.C39]/([.B39]+[.C39])" office:value-type="float" office:value="10.2877350908214" calcext:value-type="float">
            <text:p>10.29</text:p>
          </table:table-cell>
          <table:table-cell table:style-name="ce8" table:formula="of:=([.K39]*[.C$8])/[.G39]" office:value-type="float" office:value="2.08333333333333" calcext:value-type="float">
            <text:p>2.08</text:p>
          </table:table-cell>
          <table:table-cell table:formula="of:=[.$C$6]/[.E39]" office:value-type="float" office:value="36.0000000000001" calcext:value-type="float">
            <text:p>36.0000000000001</text:p>
          </table:table-cell>
          <table:table-cell table:formula="of:=(([.K39]-[.I39])*[.K39])/([.K39]+[.I39])" office:value-type="float" office:value="1.88945443978982" calcext:value-type="float">
            <text:p>1.88945443978982</text:p>
          </table:table-cell>
          <table:table-cell table:formula="of:=[.B39]*25.4*12" office:value-type="float" office:value="152400" calcext:value-type="float">
            <text:p>152400</text:p>
          </table:table-cell>
          <table:table-cell table:formula="of:=((1/[.$C$6])-(1/[.H39]))^-1" office:value-type="float" office:value="75.0369276218612" calcext:value-type="float">
            <text:p>75.0369276218612</text:p>
          </table:table-cell>
          <table:table-cell table:formula="of:=([.$C$6]*[.I39]*[.H39]*([.$C$5]+(2*[.$C$4]))) / ( ([.$C$6]*[.$C$5]*[.H39]) + ([.$C$5]*[.H39]*[.I39]) + (2*[.$C$4]*[.$C$6]*[.I39]))" office:value-type="float" office:value="1584.14812408641" calcext:value-type="float">
            <text:p>1584.14812408641</text:p>
          </table:table-cell>
          <table:table-cell table:formula="of:=([.$C$6]*[.I39]*[.H39]*([.$C$5]+(2*[.$C$4]))) / ( (2*[.$C$4]*[.I39]*[.H39]) - (2*[.$C$4]*[.$C$6]*[.I39]) - ([.$C$5]*[.$C$6]*[.H39]))" office:value-type="float" office:value="78.7272683245756" calcext:value-type="float">
            <text:p>78.7272683245756</text:p>
          </table:table-cell>
          <table:table-cell table:formula="of:=(2*[.H39]*[.J39])/([.H39]+[.J39])" office:value-type="float" office:value="3135.70165568237" calcext:value-type="float">
            <text:p>3135.70165568237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6" table:formula="of:=[.J40]/(25.4*12)" office:value-type="float" office:value="5.22321064229168" calcext:value-type="float">
            <text:p>5.22</text:p>
          </table:table-cell>
          <table:table-cell table:style-name="ce19" table:formula="of:=2*[.B40]*[.C40]/([.B40]+[.C40])" office:value-type="float" office:value="10.3921409434115" calcext:value-type="float">
            <text:p>10.39</text:p>
          </table:table-cell>
          <table:table-cell table:style-name="ce8" table:formula="of:=([.K40]*[.C$8])/[.G40]" office:value-type="float" office:value="2.08333333333333" calcext:value-type="float">
            <text:p>2.08</text:p>
          </table:table-cell>
          <table:table-cell table:formula="of:=[.$C$6]/[.E40]" office:value-type="float" office:value="36" calcext:value-type="float">
            <text:p>36</text:p>
          </table:table-cell>
          <table:table-cell table:formula="of:=(([.K40]-[.I40])*[.K40])/([.K40]+[.I40])" office:value-type="float" office:value="1.88898940054793" calcext:value-type="float">
            <text:p>1.88898940054793</text:p>
          </table:table-cell>
          <table:table-cell table:formula="of:=[.B40]*25.4*12" office:value-type="float" office:value="304800" calcext:value-type="float">
            <text:p>304800</text:p>
          </table:table-cell>
          <table:table-cell table:formula="of:=((1/[.$C$6])-(1/[.H40]))^-1" office:value-type="float" office:value="75.0184592665518" calcext:value-type="float">
            <text:p>75.0184592665518</text:p>
          </table:table-cell>
          <table:table-cell table:formula="of:=([.$C$6]*[.I40]*[.H40]*([.$C$5]+(2*[.$C$4]))) / ( ([.$C$6]*[.$C$5]*[.H40]) + ([.$C$5]*[.H40]*[.I40]) + (2*[.$C$4]*[.$C$6]*[.I40]))" office:value-type="float" office:value="1592.0346037705" calcext:value-type="float">
            <text:p>1592.0346037705</text:p>
          </table:table-cell>
          <table:table-cell table:formula="of:=([.$C$6]*[.I40]*[.H40]*([.$C$5]+(2*[.$C$4]))) / ( (2*[.$C$4]*[.I40]*[.H40]) - (2*[.$C$4]*[.$C$6]*[.I40]) - ([.$C$5]*[.$C$6]*[.H40]))" office:value-type="float" office:value="78.707891689497" calcext:value-type="float">
            <text:p>78.707891689497</text:p>
          </table:table-cell>
          <table:table-cell table:formula="of:=(2*[.H40]*[.J40])/([.H40]+[.J40])" office:value-type="float" office:value="3167.52455955184" calcext:value-type="float">
            <text:p>3167.5245595518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How the equations in this sheet were derived: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quation 1: The Bercovitz equation</text:p>
          </table:table-cell>
          <table:table-cell table:style-name="Default" office:value-type="string" calcext:value-type="string" table:number-columns-spanned="3" table:number-rows-spanned="1">
            <text:p>B = d*Sih*( 1/Son + 1/Sof 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quation 2: Equal diameter defocus circles</text:p>
          </table:table-cell>
          <table:table-cell table:style-name="Default" office:value-type="string" calcext:value-type="string" table:number-columns-spanned="3" table:number-rows-spanned="1">
            <text:p>Sih = 2*Sin*Sif / (Sin + Sif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quation 3: Thin lens equation</text:p>
          </table:table-cell>
          <table:table-cell table:style-name="Default" office:value-type="string" calcext:value-type="string">
            <text:p>1/Son = 1/FC - 1/S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known quantities:Sin, Son, Sih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3 unknowns and 3 independent equations.</text:p>
          </table:table-cell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00-00-00</text:date>, <text:time style:data-style-name="N2" text:time-value="03:44:41.535165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00:10:55.088015547</meta:creation-date>
    <dc:date>2024-03-28T04:17:57.449331130</dc:date>
    <meta:editing-duration>PT1H24M54S</meta:editing-duration>
    <meta:editing-cycles>20</meta:editing-cycles>
    <meta:generator>LibreOffice/6.4.4.2$Linux_X86_64 LibreOffice_project/3d775be2011f3886db32dfd395a6a6d1ca2630ff</meta:generator>
    <meta:document-statistic meta:table-count="1" meta:cell-count="2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cm" svg:height="9.922cm" xlink:href=".." xlink:type="simple" chart:class="chart:scatter" chart:column-mapping="" chart:style-name="ch1">
        <chart:legend chart:legend-position="end" svg:x="10.049cm" svg:y="6.355cm" style:legend-expansion="custom" chartooo:width="9.366cm" chartooo:height="1.529cm" style:legend-expansion-aspect-ratio="6.12557226945716" chart:style-name="ch2"/>
        <chart:plot-area chart:style-name="ch3" table:cell-range-address="for_zach.B24:for_zach.D40 for_zach.C22:for_zach.D22" chart:data-source-has-labels="both" svg:x="1.007cm" svg:y="0.2cm" svg:width="19.306cm" svg:height="8.964cm">
          <chartooo:coordinate-region svg:x="2.105cm" svg:y="0.399cm" svg:width="17.836cm" svg:height="8.118cm"/>
          <chart:axis chart:dimension="x" chart:name="primary-x" chart:style-name="ch4" chartooo:axis-type="auto">
            <chart:title svg:x="10.109cm" svg:y="9.144cm" chart:style-name="ch5">
              <text:p>Far distance (ft)</text:p>
            </chart:title>
            <chart:categories table:cell-range-address="for_zach.B24:for_zach.B40"/>
            <chart:grid chart:style-name="ch6" chart:class="major"/>
          </chart:axis>
          <chart:axis chart:dimension="y" chart:name="primary-y" chart:style-name="ch7">
            <chart:title svg:x="0.018cm" svg:y="5.599cm" chart:style-name="ch8">
              <text:p>Distance (ft)</text:p>
            </chart:title>
            <chart:grid chart:style-name="ch6" chart:class="major"/>
          </chart:axis>
          <chart:series chart:style-name="ch9" chart:values-cell-range-address="for_zach.C24:for_zach.C40" chart:label-cell-address="for_zach.C22:for_zach.C22" chart:class="chart:scatter">
            <chart:domain table:cell-range-address="for_zach.B24:for_zach.B40"/>
            <chart:data-point chart:repeated="17"/>
          </chart:series>
          <chart:series chart:style-name="ch10" chart:values-cell-range-address="for_zach.D24:for_zach.D40" chart:label-cell-address="for_zach.D22:for_zach.D22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ar distance to achieve the desired deviation</text:p>
                <draw:g>
                  <svg:desc>for_zach.C22:for_zach.C22</svg:desc>
                </draw:g>
              </table:table-cell>
              <table:table-cell office:value-type="string">
                <text:p>Focus distance</text:p>
                <draw:g>
                  <svg:desc>for_zach.D22:for_zach.D2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for_zach.B24:for_zach.B40</svg:desc>
                </draw:g>
              </table:table-cell>
              <table:table-cell office:value-type="float" office:value="6">
                <text:p>6</text:p>
                <draw:g>
                  <svg:desc>for_zach.B24:for_zach.B40</svg:desc>
                </draw:g>
              </table:table-cell>
              <table:table-cell office:value-type="float" office:value="2.86242471226668">
                <text:p>2.86242471226668</text:p>
                <draw:g>
                  <svg:desc>for_zach.C24:for_zach.C40</svg:desc>
                </draw:g>
              </table:table-cell>
              <table:table-cell office:value-type="float" office:value="3.87581250756995">
                <text:p>3.87581250756995</text:p>
                <draw:g>
                  <svg:desc>for_zach.D24:for_zach.D4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22955038603219">
                <text:p>3.22955038603219</text:p>
              </table:table-cell>
              <table:table-cell office:value-type="float" office:value="4.60150267821836">
                <text:p>4.60150267821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4987972884321">
                <text:p>3.4987972884321</text:p>
              </table:table-cell>
              <table:table-cell office:value-type="float" office:value="5.18386521950429">
                <text:p>5.183865219504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70470420252383">
                <text:p>3.70470420252383</text:p>
              </table:table-cell>
              <table:table-cell office:value-type="float" office:value="5.66154571993041">
                <text:p>5.661545719930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93636214531737">
                <text:p>3.93636214531737</text:p>
              </table:table-cell>
              <table:table-cell office:value-type="float" office:value="6.2361959204885">
                <text:p>6.23619592048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19892402571841">
                <text:p>4.19892402571841</text:p>
              </table:table-cell>
              <table:table-cell office:value-type="float" office:value="6.94067888515345">
                <text:p>6.940678885153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7397484964462">
                <text:p>4.37397484964462</text:p>
              </table:table-cell>
              <table:table-cell office:value-type="float" office:value="7.44532340623546">
                <text:p>7.445323406235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49901584028494">
                <text:p>4.49901584028494</text:p>
              </table:table-cell>
              <table:table-cell office:value-type="float" office:value="7.82459858179151">
                <text:p>7.824598581791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66574323831742">
                <text:p>4.66574323831742</text:p>
              </table:table-cell>
              <table:table-cell office:value-type="float" office:value="8.35672781876347">
                <text:p>8.356727818763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84530358855297">
                <text:p>4.84530358855297</text:p>
              </table:table-cell>
              <table:table-cell office:value-type="float" office:value="8.96651566805212">
                <text:p>8.966515668052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94036821181829">
                <text:p>4.94036821181829</text:p>
              </table:table-cell>
              <table:table-cell office:value-type="float" office:value="9.30604529426733">
                <text:p>9.306045294267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99921887205124">
                <text:p>4.99921887205124</text:p>
              </table:table-cell>
              <table:table-cell office:value-type="float" office:value="9.52239250111591">
                <text:p>9.522392501115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07990263519949">
                <text:p>5.07990263519949</text:p>
              </table:table-cell>
              <table:table-cell office:value-type="float" office:value="9.82700378749104">
                <text:p>9.827003787491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1212290949828">
                <text:p>5.1212290949828</text:p>
              </table:table-cell>
              <table:table-cell office:value-type="float" office:value="9.98673636576422">
                <text:p>9.986736365764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14634930845931">
                <text:p>5.14634930845931</text:p>
              </table:table-cell>
              <table:table-cell office:value-type="float" office:value="10.0850929719508">
                <text:p>10.08509297195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19733636511288">
                <text:p>5.19733636511288</text:p>
              </table:table-cell>
              <table:table-cell office:value-type="float" office:value="10.2877350908214">
                <text:p>10.28773509082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22321064229168">
                <text:p>5.22321064229168</text:p>
              </table:table-cell>
              <table:table-cell office:value-type="float" office:value="10.3921409434115">
                <text:p>10.3921409434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3d775be2011f3886db32dfd395a6a6d1ca2630ff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